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0" style:family="paragraph" style:parent-style-name="Default">
      <style:paragraph-properties fo:line-height="150%"/>
      <style:text-properties officeooo:paragraph-rsid="0002709f"/>
    </style:style>
    <style:style style:name="P11" style:family="paragraph" style:parent-style-name="Default">
      <style:paragraph-properties fo:line-height="150%"/>
      <style:text-properties fo:font-weight="bold" officeooo:paragraph-rsid="0002709f" style:font-weight-asian="bold"/>
    </style:style>
    <style:style style:name="P12" style:family="paragraph" style:parent-style-name="Default">
      <style:paragraph-properties fo:text-align="end" style:justify-single-word="false"/>
      <style:text-properties fo:background-color="#ffcc00"/>
    </style:style>
    <style:style style:name="P13" style:family="paragraph" style:parent-style-name="Default">
      <style:paragraph-properties fo:line-height="150%"/>
      <style:text-properties fo:font-weight="normal" officeooo:paragraph-rsid="0002709f" style:font-weight-asian="normal" style:font-weight-complex="normal"/>
    </style:style>
    <style:style style:name="P14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709f" style:font-weight-asian="bold"/>
    </style:style>
    <style:style style:name="T5" style:family="text">
      <style:text-properties officeooo:rsid="0002709f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2709f" fo:background-color="#ffff00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ffff00" loext:char-shading-value="0" style:font-weight-asian="normal" style:font-weight-complex="normal"/>
    </style:style>
    <style:style style:name="T10" style:family="text">
      <style:text-properties officeooo:rsid="0003eb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arianta 1a</text:p>
      <text:p text:style-name="P2">Pozměňovací návrhy</text:p>
      <text:p text:style-name="P1"><text:span text:style-name="T1">kterým se mění zákon č. 121/2000 Sb., o právu autorském, o právech souvisejících s právem autorským a o znění některých zákonů (autorský zákon), ve znění pozdějších předpisů</text:span></text:p>
      <text:p text:style-name="P6">(senátní tisk č. <text:span text:style-name="T5">125</text:span>)</text:p>
      <text:p text:style-name="P8">K čl. I</text:p>
      <text:p text:style-name="P4">1. <text:span text:style-name="T5">Bod 2</text:span> upravit takto:</text:p>
      <text:p text:style-name="P10">V § 100 se v odst. 5 <text:span text:style-name="T5">se text „20 dnů“ mění na „2 dny“ a text „10 dnů“ mění na „1 den“ a za větu druhou vkládá věta, která zní:</text:span></text:p>
      <text:p text:style-name="P10"/>
      <text:p text:style-name="P10"/>
      <text:p text:style-name="P11">„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“ <text:s/></text:p>
      <text:p text:style-name="P14">Varianta 1b</text:p>
      <text:p text:style-name="P3">Pozměňovací návrhy</text:p>
      <text:p text:style-name="P1"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5">125</text:span>)</text:p>
      <text:p text:style-name="P9">K čl. I</text:p>
      <text:p text:style-name="P5">1. <text:span text:style-name="T10">Bod 2 upravit takto</text:span>:</text:p>
      <text:p text:style-name="P10">V § 100 se v odst. 5 <text:span text:style-name="T5">nově zní:</text:span></text:p>
      <text:p text:style-name="P10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6">2</text:span> <text:span text:style-name="T6">dn</text:span><text:span text:style-name="T7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6">1</text:span> <text:span text:style-name="T6">d</text:span><text:span text:style-name="T7">en</text:span> před konáním produkce, pokud není ve smlouvě mezi provozovatelem a kolektivním správcem dohodnuto jinak. <text:span text:style-name="T9">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</text:span></text:p>
      <text:p text:style-name="P14">Varianta 2</text:p>
      <text:p text:style-name="P3">Pozměňovací návrhy</text:p>
      <text:p text:style-name="P1"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5">125</text:span>)</text:p>
      <text:p text:style-name="P9">K čl. I</text:p>
      <text:p text:style-name="P5">1. <text:span text:style-name="T5">Bod 2</text:span> upravit takto:</text:p>
      <text:p text:style-name="P13">V § 100 se odst. 5 <text:span text:style-name="T5">ruší. Následující odstavce se přečísluj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0-13T11:01:28.874162380</dc:date>
    <meta:editing-duration>PT2M18S</meta:editing-duration>
    <meta:editing-cycles>1</meta:editing-cycles>
    <meta:document-statistic meta:table-count="0" meta:image-count="0" meta:object-count="0" meta:page-count="3" meta:paragraph-count="23" meta:word-count="340" meta:character-count="2055" meta:non-whitespace-character-count="1736"/>
    <meta:generator>LibreOffice/4.4.5.2$Linux_x86 LibreOffice_project/40$Build-2</meta:generator>
  </office:meta>
</office:document-meta>
</file>